
<file path=META-INF/manifest.xml><?xml version="1.0" encoding="utf-8"?>
<!DOCTYPE manifest  PUBLIC '-//OpenOffice.org//DTD Manifest 1.0//EN'  'Manifest.dtd'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office:version="1.0">
  <office:scripts/>
  <office:font-face-decls/>
  <office:automatic-styles/>
  <office:body>
    <office:text>
      <text:h xmlns:text="urn:oasis:names:tc:opendocument:xmlns:text:1.0" text:outline-level="1">Purpose (Heading 1)</text:h>
      <text:p xmlns:text="urn:oasis:names:tc:opendocument:xmlns:text:1.0" text:style-name="Text_20_body">The following sections illustrate various possibilities in ODF Text</text:p>
      <text:h xmlns:text="urn:oasis:names:tc:opendocument:xmlns:text:1.0" text:outline-level="2">A simple series of paragraphs (Heading 2)</text:h>
      <text:p xmlns:text="urn:oasis:names:tc:opendocument:xmlns:text:1.0" text:style-name="Text_20_body">This section contains a series of paragraphs.</text:p>
      <text:p xmlns:text="urn:oasis:names:tc:opendocument:xmlns:text:1.0" text:style-name="Text_20_body">This is a second paragraph.</text:p>
      <text:p xmlns:text="urn:oasis:names:tc:opendocument:xmlns:text:1.0" text:style-name="Text_20_body">And a third paragraph.</text:p>
    </office:text>
  </office:body>
</office:document-content>
</file>

<file path=styles.xml><?xml version="1.0" encoding="utf-8"?>
<office:document-styles xmlns:office="urn:oasis:names:tc:opendocument:xmlns:office:1.0" office:version="1.0">
  <office:font-face-decls/>
  <office:styles>
    <style:style xmlns:style="urn:oasis:names:tc:opendocument:xmlns:style:1.0" style:name="Standard" style:family="paragraph" style:class="text"/>
    <style:style xmlns:style="urn:oasis:names:tc:opendocument:xmlns:style:1.0" style:name="Text_20_body" style:display-name="Text body" style:family="paragraph" style:class="text">
      <style:paragraph-properties xmlns:fo="urn:oasis:names:tc:opendocument:xmlns:xsl-fo-compatible:1.0" fo:margin-top="0in" fo:margin-bottom="0.0835in"/>
    </style:style>
  </office:styles>
  <office:automatic-styles/>
  <office:master-styles/>
</office:document-styles>
</file>

<file path=meta.xml><?xml version="1.0" encoding="utf-8"?>
<office:document-meta xmlns:office="urn:oasis:names:tc:opendocument:xmlns:office:1.0" office:version="1.0">
  <office:meta>
    <meta:generator xmlns:meta="urn:oasis:names:tc:opendocument:xmlns:meta:1.0">OpenDocumentPHP/$Revision: 250 $</meta:generator>
    <creation-date xmlns="urn:oasis:names:tc:opendocument:xmlns:meta:1.0">2007-12-04T00:52:12+01:00</creation-date>
  </office:meta>
</office:document-meta>
</file>